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A0000035B84D52B4E748DB21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2.815cm"/>
        </style:tab-stops>
      </style:paragraph-properties>
    </style:style>
    <style:style style:name="P4" style:family="paragraph" style:parent-style-name="Standard">
      <style:text-properties style:font-name="Calibri" fo:font-weight="bold" style:font-weight-asian="bold" style:font-name-complex="Calibri1"/>
    </style:style>
    <style:style style:name="P5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6" style:family="paragraph" style:parent-style-name="Standard">
      <style:paragraph-properties fo:line-height="100%"/>
      <style:text-properties style:font-name="Calibri"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text-properties style:font-name="Calibri" style:font-name-complex="Calibri1"/>
    </style:style>
    <style:style style:name="P8" style:family="paragraph" style:parent-style-name="Standard">
      <style:text-properties style:font-name="Calibri" style:font-name-complex="Calibri1" style:font-weight-complex="bold"/>
    </style:style>
    <style:style style:name="P9" style:family="paragraph" style:parent-style-name="Standard">
      <style:paragraph-properties fo:line-height="100%"/>
      <style:text-properties style:font-name="Calibri" style:font-name-complex="Calibri1" style:font-weight-complex="bold"/>
    </style:style>
    <style:style style:name="P10" style:family="paragraph" style:parent-style-name="Standard">
      <style:paragraph-properties fo:line-height="100%">
        <style:tab-stops>
          <style:tab-stop style:position="2.815cm"/>
        </style:tab-stops>
      </style:paragraph-properties>
      <style:text-properties style:font-name="Calibri" style:font-name-complex="Calibri1" style:font-weight-complex="bold"/>
    </style:style>
    <style:style style:name="P11" style:family="paragraph" style:parent-style-name="Standard">
      <style:paragraph-properties fo:line-height="100%"/>
      <style:text-properties style:font-name="Calibri" style:font-name-complex="Calibri1"/>
    </style:style>
    <style:style style:name="P12" style:family="paragraph" style:parent-style-name="Standard">
      <style:text-properties style:font-name="Calibri" fo:language="en" fo:country="US" fo:font-weight="bold" style:font-weight-asian="bold" style:font-name-complex="Calibri1" style:font-weight-complex="bold"/>
    </style:style>
    <style:style style:name="P13" style:family="paragraph" style:parent-style-name="Standard">
      <style:paragraph-properties>
        <style:tab-stops>
          <style:tab-stop style:position="2.159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159cm"/>
        </style:tab-stops>
      </style:paragraph-properties>
      <style:text-properties officeooo:paragraph-rsid="0019ecf9"/>
    </style:style>
    <style:style style:name="P15" style:family="paragraph" style:parent-style-name="Standard">
      <style:text-properties officeooo:paragraph-rsid="00159e4c"/>
    </style:style>
    <style:style style:name="P16" style:family="paragraph" style:parent-style-name="List_20_Paragraph">
      <style:text-properties style:font-name="Calibri" style:font-name-complex="Calibri1"/>
    </style:style>
    <style:style style:name="P17" style:family="paragraph" style:parent-style-name="List_20_Paragraph">
      <style:paragraph-properties fo:margin-left="0cm" fo:margin-right="0cm" fo:text-indent="0cm" style:auto-text-indent="false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Calibri" fo:language="fr" fo:country="FR" style:text-underline-style="solid" style:text-underline-width="auto" style:text-underline-color="font-color" officeooo:rsid="00159e4c" officeooo:paragraph-rsid="0017b9f4" style:font-name-complex="Calibri1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Calibri" fo:language="fr" fo:country="FR" style:text-underline-style="solid" style:text-underline-width="auto" style:text-underline-color="font-color" officeooo:rsid="0017b9f4" officeooo:paragraph-rsid="0017b9f4" style:font-name-complex="Calibri1"/>
    </style:style>
    <style:style style:name="P20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  <style:text-properties style:font-name="Calibri" fo:font-weight="bold" style:font-weight-asian="bold" style:font-name-complex="Calibri1"/>
    </style:style>
    <style:style style:name="P21" style:family="paragraph" style:parent-style-name="Standard">
      <style:paragraph-properties fo:margin-left="-0.136cm" fo:margin-right="0cm" fo:line-height="100%" fo:text-indent="0cm" style:auto-text-indent="false"/>
      <style:text-properties style:font-name="Calibri" fo:font-weight="bold" style:font-weight-asian="bold" style:font-name-complex="Calibri1"/>
    </style:style>
    <style:style style:name="P22" style:family="paragraph" style:parent-style-name="List_20_Paragraph" style:list-style-name="WWNum47">
      <style:text-properties officeooo:paragraph-rsid="001d372b"/>
    </style:style>
    <style:style style:name="P23" style:family="paragraph" style:parent-style-name="List_20_Paragraph" style:list-style-name="WWNum47">
      <style:text-properties style:font-name="Calibri" fo:language="fr" fo:country="FR" officeooo:rsid="00159e4c" officeooo:paragraph-rsid="00159e4c" style:font-name-complex="Calibri1"/>
    </style:style>
    <style:style style:name="P24" style:family="paragraph" style:parent-style-name="List_20_Paragraph" style:list-style-name="WWNum47">
      <style:text-properties style:font-name="Calibri" fo:language="fr" fo:country="FR" officeooo:rsid="001bf0dc" officeooo:paragraph-rsid="001bf0dc" style:font-name-complex="Calibri1"/>
    </style:style>
    <style:style style:name="P25" style:family="paragraph" style:parent-style-name="List_20_Paragraph">
      <style:text-properties style:font-name="Calibri" style:font-name-complex="Calibri1"/>
    </style:style>
    <style:style style:name="P26" style:family="paragraph" style:parent-style-name="List_20_Paragraph" style:list-style-name="WWNum47">
      <style:text-properties style:font-name="Calibri" style:font-name-complex="Calibri1"/>
    </style:style>
    <style:style style:name="P27" style:family="paragraph" style:parent-style-name="List_20_Paragraph" style:list-style-name="WWNum2">
      <style:text-properties style:font-name="Calibri" style:font-name-complex="Calibri1"/>
    </style:style>
    <style:style style:name="P28" style:family="paragraph" style:parent-style-name="List_20_Paragraph" style:list-style-name="WWNum4">
      <style:text-properties style:font-name="Calibri" style:font-name-complex="Calibri1"/>
    </style:style>
    <style:style style:name="P29" style:family="paragraph" style:parent-style-name="List_20_Paragraph" style:list-style-name="WWNum8">
      <style:text-properties style:font-name="Calibri" style:font-name-complex="Calibri1"/>
    </style:style>
    <style:style style:name="P30" style:family="paragraph" style:parent-style-name="List_20_Paragraph" style:list-style-name="WWNum9">
      <style:text-properties style:font-name="Calibri" style:font-name-complex="Calibri1"/>
    </style:style>
    <style:style style:name="P31" style:family="paragraph" style:parent-style-name="List_20_Paragraph" style:list-style-name="WWNum9">
      <style:text-properties style:font-name="Calibri" officeooo:rsid="0018a07d" officeooo:paragraph-rsid="0018a07d" style:font-name-complex="Calibri1"/>
    </style:style>
    <style:style style:name="P32" style:family="paragraph" style:parent-style-name="List_20_Paragraph" style:list-style-name="WWNum10">
      <style:text-properties style:font-name="Calibri" style:font-name-complex="Calibri1"/>
    </style:style>
    <style:style style:name="P33" style:family="paragraph" style:parent-style-name="List_20_Paragraph" style:list-style-name="WWNum40">
      <style:text-properties style:font-name="Calibri" style:font-name-complex="Calibri1"/>
    </style:style>
    <style:style style:name="P34" style:family="paragraph" style:parent-style-name="List_20_Paragraph" style:list-style-name="WWNum41">
      <style:text-properties style:font-name="Calibri" style:font-name-complex="Calibri1"/>
    </style:style>
    <style:style style:name="P35" style:family="paragraph" style:parent-style-name="List_20_Paragraph" style:list-style-name="WWNum37">
      <style:text-properties style:font-name="Calibri" style:font-name-complex="Calibri1"/>
    </style:style>
    <style:style style:name="P36" style:family="paragraph" style:parent-style-name="List_20_Paragraph" style:list-style-name="WWNum43">
      <style:text-properties style:font-name="Calibri" style:font-name-complex="Calibri1"/>
    </style:style>
    <style:style style:name="P37" style:family="paragraph" style:parent-style-name="List_20_Paragraph" style:list-style-name="WWNum2"/>
    <style:style style:name="P38" style:family="paragraph" style:parent-style-name="List_20_Paragraph" style:list-style-name="WWNum4"/>
    <style:style style:name="P39" style:family="paragraph" style:parent-style-name="List_20_Paragraph" style:list-style-name="WWNum8"/>
    <style:style style:name="P40" style:family="paragraph" style:parent-style-name="List_20_Paragraph" style:list-style-name="WWNum9"/>
    <style:style style:name="P41" style:family="paragraph" style:parent-style-name="List_20_Paragraph" style:list-style-name="WWNum43"/>
    <style:style style:name="P42" style:family="paragraph" style:parent-style-name="List_20_Paragraph" style:list-style-name="WWNum43">
      <style:text-properties officeooo:paragraph-rsid="001a8f74"/>
    </style:style>
    <style:style style:name="P43" style:family="paragraph" style:parent-style-name="List_20_Paragraph" style:list-style-name="WWNum3">
      <style:paragraph-properties fo:margin-left="2cm" fo:margin-right="0cm" fo:text-indent="-0.635cm" style:auto-text-indent="false"/>
      <style:text-properties style:font-name="Calibri" fo:language="fr" fo:country="FR" officeooo:rsid="0017b9f4" officeooo:paragraph-rsid="0017b9f4" style:font-name-complex="Calibri1"/>
    </style:style>
    <style:style style:name="P44" style:family="paragraph" style:parent-style-name="List_20_Paragraph" style:list-style-name="WWNum3">
      <style:paragraph-properties fo:margin-left="2cm" fo:margin-right="0cm" fo:text-indent="-0.635cm" style:auto-text-indent="false"/>
      <style:text-properties style:font-name="Calibri" officeooo:rsid="0017b9f4" officeooo:paragraph-rsid="001bf0dc" style:font-name-complex="Calibri1"/>
    </style:style>
    <style:style style:name="P45" style:family="paragraph" style:parent-style-name="List_20_Paragraph" style:list-style-name="WWNum3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46" style:family="paragraph" style:parent-style-name="List_20_Paragraph" style:list-style-name="WWNum5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47" style:family="paragraph" style:parent-style-name="List_20_Paragraph" style:list-style-name="WWNum12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48" style:family="paragraph" style:parent-style-name="List_20_Paragraph" style:list-style-name="WWNum12">
      <style:paragraph-properties fo:margin-left="2cm" fo:margin-right="0cm" fo:text-indent="-0.635cm" style:auto-text-indent="false"/>
      <style:text-properties style:font-name="Calibri" officeooo:rsid="0018a07d" officeooo:paragraph-rsid="0018a07d" style:font-name-complex="Calibri1"/>
    </style:style>
    <style:style style:name="P49" style:family="paragraph" style:parent-style-name="List_20_Paragraph" style:list-style-name="WWNum39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50" style:family="paragraph" style:parent-style-name="List_20_Paragraph" style:list-style-name="WWNum38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51" style:family="paragraph" style:parent-style-name="List_20_Paragraph" style:list-style-name="WWNum42">
      <style:paragraph-properties fo:margin-left="2cm" fo:margin-right="0cm" fo:text-indent="-0.635cm" style:auto-text-indent="false"/>
      <style:text-properties style:font-name="Calibri" style:font-name-complex="Calibri1"/>
    </style:style>
    <style:style style:name="P52" style:family="paragraph" style:parent-style-name="List_20_Paragraph" style:list-style-name="WWNum39">
      <style:paragraph-properties fo:margin-left="2cm" fo:margin-right="0cm" fo:text-indent="-0.635cm" style:auto-text-indent="false"/>
    </style:style>
    <style:style style:name="P53" style:family="paragraph" style:parent-style-name="List_20_Paragraph" style:list-style-name="WWNum42">
      <style:paragraph-properties fo:margin-left="2cm" fo:margin-right="0cm" fo:text-indent="-0.635cm" style:auto-text-indent="false"/>
    </style:style>
    <style:style style:name="P54" style:family="paragraph" style:parent-style-name="List_20_Paragraph">
      <style:paragraph-properties fo:margin-left="2cm" fo:margin-right="0cm" fo:text-indent="0cm" style:auto-text-indent="false"/>
      <style:text-properties style:font-name="Calibri" style:font-name-complex="Calibri1"/>
    </style:style>
    <style:style style:name="P55" style:family="paragraph" style:parent-style-name="List_20_Paragraph">
      <style:paragraph-properties fo:margin-left="0.635cm" fo:margin-right="0cm" fo:text-indent="0cm" style:auto-text-indent="false"/>
      <style:text-properties style:font-name="Calibri" fo:language="fr" fo:country="FR" officeooo:rsid="0017b9f4" officeooo:paragraph-rsid="0017b9f4" style:font-name-complex="Calibri1"/>
    </style:style>
    <style:style style:name="P56" style:family="paragraph" style:parent-style-name="List_20_Paragraph" style:list-style-name="WWNum3">
      <style:paragraph-properties fo:margin-left="0.635cm" fo:margin-right="0cm" fo:text-indent="0cm" style:auto-text-indent="false"/>
      <style:text-properties style:font-name="Calibri" fo:language="fr" fo:country="FR" officeooo:rsid="0017b9f4" officeooo:paragraph-rsid="001bf0dc" style:font-name-complex="Calibri1"/>
    </style:style>
    <style:style style:name="P57" style:family="paragraph" style:parent-style-name="Standard">
      <style:text-properties style:font-name="Calibri" style:text-underline-style="solid" style:text-underline-width="auto" style:text-underline-color="font-color" style:font-name-complex="Calibri1"/>
    </style:style>
    <style:style style:name="P58" style:family="paragraph" style:parent-style-name="Standard">
      <style:paragraph-properties fo:line-height="100%"/>
      <style:text-properties style:font-name="Calibri" style:text-underline-style="solid" style:text-underline-width="auto" style:text-underline-color="font-color" style:font-name-complex="Calibri1" style:font-weight-complex="bold"/>
    </style:style>
    <style:style style:name="P59" style:family="paragraph" style:parent-style-name="Standard">
      <style:paragraph-properties fo:line-height="100%">
        <style:tab-stops>
          <style:tab-stop style:position="2.815cm"/>
        </style:tab-stops>
      </style:paragraph-properties>
      <style:text-properties style:font-name="Calibri" style:text-underline-style="solid" style:text-underline-width="auto" style:text-underline-color="font-color" style:font-name-complex="Calibri1" style:font-weight-complex="bold"/>
    </style:style>
    <style:style style:name="P60" style:family="paragraph" style:parent-style-name="Standard">
      <style:text-properties style:font-name="Calibri" fo:language="en" fo:country="US" fo:font-weight="bold" style:font-weight-asian="bold" style:font-name-complex="Calibri1" style:font-weight-complex="bold"/>
    </style:style>
    <style:style style:name="P61" style:family="paragraph" style:parent-style-name="Standard">
      <style:text-properties style:font-name="Calibri" fo:font-style="italic" fo:font-weight="bold" officeooo:paragraph-rsid="00159e4c" style:font-style-asian="italic" style:font-weight-asian="bold" style:font-name-complex="Calibri1"/>
    </style:style>
    <style:style style:name="P62" style:family="paragraph" style:parent-style-name="Standard">
      <style:text-properties style:font-name="Calibri" style:font-name-complex="Calibri1"/>
    </style:style>
    <style:style style:name="P63" style:family="paragraph" style:parent-style-name="Standard">
      <style:paragraph-properties>
        <style:tab-stops>
          <style:tab-stop style:position="2.159cm"/>
        </style:tab-stops>
      </style:paragraph-properties>
      <style:text-properties style:font-name="Calibri" style:font-name-complex="Calibri1"/>
    </style:style>
    <style:style style:name="P64" style:family="paragraph" style:parent-style-name="Standard">
      <style:text-properties style:font-name="Calibri" fo:font-weight="bold" style:font-weight-asian="bold" style:font-name-complex="Calibri1"/>
    </style:style>
    <style:style style:name="P65" style:family="paragraph" style:parent-style-name="Standard">
      <style:text-properties style:font-name="Calibri" fo:language="fr" fo:country="FR" fo:font-weight="bold" officeooo:rsid="0019ecf9" style:font-weight-asian="bold" style:font-name-complex="Calibri1"/>
    </style:style>
    <style:style style:name="P66" style:family="paragraph" style:parent-style-name="Standard" style:master-page-name="Standard">
      <style:paragraph-properties fo:line-height="100%" style:page-number="1"/>
    </style:style>
    <style:style style:name="P67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  <style:text-properties style:font-name="Calibri" fo:font-size="16pt" style:font-size-asian="16pt" style:font-name-complex="Calibri1" style:font-size-complex="16pt"/>
    </style:style>
    <style:style style:name="P68" style:family="paragraph" style:parent-style-name="Standard">
      <style:paragraph-properties fo:margin-left="1.27cm" fo:margin-right="0cm" fo:line-height="100%" fo:text-align="center" style:justify-single-word="false" fo:text-indent="0cm" style:auto-text-indent="false"/>
      <style:text-properties style:font-name="Calibri" fo:font-size="16pt" fo:font-weight="bold" style:font-size-asian="16pt" style:font-weight-asian="bold" style:font-name-complex="Calibri1" style:font-size-complex="16pt"/>
    </style:style>
    <style:style style:name="P69" style:family="paragraph" style:parent-style-name="Standard" style:list-style-name="WWNum1">
      <style:paragraph-properties fo:margin-left="0.499cm" fo:margin-right="0cm" fo:line-height="100%" fo:text-indent="-0.635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70" style:family="paragraph" style:parent-style-name="Standard" style:list-style-name="WWNum1">
      <style:paragraph-properties fo:margin-left="0.499cm" fo:margin-right="0cm" fo:line-height="100%" fo:text-indent="-0.635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Calibri" fo:language="en" fo:country="US" fo:font-weight="bold" style:font-weight-asian="bold" style:font-name-complex="Calibri1"/>
    </style:style>
    <style:style style:name="P71" style:family="paragraph" style:parent-style-name="Standard" style:list-style-name="WWNum1">
      <style:paragraph-properties fo:margin-left="0.499cm" fo:margin-right="0cm" fo:line-height="100%" fo:text-indent="-0.635cm" style:auto-text-indent="false" fo:padding="0cm" fo:border-left="none" fo:border-right="none" fo:border-top="none" fo:border-bottom="0.51pt solid #000000"/>
    </style:style>
    <style:style style:name="P72" style:family="paragraph" style:parent-style-name="Standard" style:list-style-name="WWNum1">
      <style:paragraph-properties fo:margin-left="0.499cm" fo:margin-right="0cm" fo:line-height="100%" fo:text-indent="-0.635cm" style:auto-text-indent="false" fo:padding="0cm" fo:border-left="none" fo:border-right="none" fo:border-top="none" fo:border-bottom="0.51pt solid #000000"/>
      <style:text-properties style:font-name="Calibri" fo:font-weight="bold" style:font-weight-asian="bold" style:font-name-complex="Calibri1"/>
    </style:style>
    <style:style style:name="T1" style:family="text">
      <style:text-properties style:font-name="Calibri" fo:font-size="16pt" style:font-size-asian="16pt" style:font-name-complex="Calibri1" style:font-size-complex="16pt"/>
    </style:style>
    <style:style style:name="T2" style:family="text">
      <style:text-properties style:font-name="Calibri" fo:font-size="16pt" officeooo:rsid="001a8f74" style:font-size-asian="16pt" style:font-name-complex="Calibri1" style:font-size-complex="16pt"/>
    </style:style>
    <style:style style:name="T3" style:family="text">
      <style:text-properties style:font-name="Calibri" fo:language="en" fo:country="US" fo:font-weight="bold" style:font-weight-asian="bold" style:font-name-complex="Calibri1" style:font-weight-complex="bold"/>
    </style:style>
    <style:style style:name="T4" style:family="text">
      <style:text-properties style:font-name="Calibri" fo:language="en" fo:country="US" style:font-name-complex="Calibri1" style:font-weight-complex="bold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style:font-name-complex="Calibri1" style:font-weight-complex="bold"/>
    </style:style>
    <style:style style:name="T7" style:family="text">
      <style:text-properties style:font-name="Calibri" officeooo:rsid="0014c33a" style:font-name-complex="Calibri1" style:font-weight-complex="bold"/>
    </style:style>
    <style:style style:name="T8" style:family="text">
      <style:text-properties style:font-name="Calibri" officeooo:rsid="001a8f74" style:font-name-complex="Calibri1" style:font-weight-complex="bold"/>
    </style:style>
    <style:style style:name="T9" style:family="text">
      <style:text-properties style:font-name="Calibri" officeooo:rsid="0014c33a" style:font-name-complex="Calibri1"/>
    </style:style>
    <style:style style:name="T10" style:family="text">
      <style:text-properties style:font-name="Calibri" officeooo:rsid="0017b9f4" style:font-name-complex="Calibri1"/>
    </style:style>
    <style:style style:name="T11" style:family="text">
      <style:text-properties style:font-name="Calibri" officeooo:rsid="0018a07d" style:font-name-complex="Calibri1"/>
    </style:style>
    <style:style style:name="T12" style:family="text">
      <style:text-properties style:font-name="Calibri" officeooo:rsid="0018e95b" style:font-name-complex="Calibri1"/>
    </style:style>
    <style:style style:name="T13" style:family="text">
      <style:text-properties style:font-name="Calibri" officeooo:rsid="0019ecf9" style:font-name-complex="Calibri1"/>
    </style:style>
    <style:style style:name="T14" style:family="text">
      <style:text-properties style:font-name="Calibri" officeooo:rsid="001a8f74" style:font-name-complex="Calibri1"/>
    </style:style>
    <style:style style:name="T15" style:family="text">
      <style:text-properties style:font-name="Calibri" style:text-underline-style="solid" style:text-underline-width="auto" style:text-underline-color="font-color" style:font-name-complex="Calibri1"/>
    </style:style>
    <style:style style:name="T16" style:family="text">
      <style:text-properties style:font-name="Calibri" fo:font-weight="bold" style:font-weight-asian="bold" style:font-name-complex="Calibri1"/>
    </style:style>
    <style:style style:name="T17" style:family="text">
      <style:text-properties style:font-name="Calibri" fo:font-weight="bold" style:font-weight-asian="bold" style:font-name-complex="Calibri1" style:font-weight-complex="bold"/>
    </style:style>
    <style:style style:name="T18" style:family="text">
      <style:text-properties style:font-name="Calibri" fo:font-weight="bold" officeooo:rsid="0014c33a" style:font-weight-asian="bold" style:font-name-complex="Calibri1" style:font-weight-complex="bold"/>
    </style:style>
    <style:style style:name="T19" style:family="text">
      <style:text-properties style:font-name="Calibri" fo:font-weight="bold" officeooo:rsid="0018e95b" style:font-weight-asian="bold" style:font-name-complex="Calibri1" style:font-weight-complex="bold"/>
    </style:style>
    <style:style style:name="T20" style:family="text">
      <style:text-properties style:font-name="Calibri" fo:font-weight="bold" officeooo:rsid="0014c33a" style:font-weight-asian="bold" style:font-name-complex="Calibri1"/>
    </style:style>
    <style:style style:name="T21" style:family="text">
      <style:text-properties style:font-name="Calibri" fo:font-weight="bold" officeooo:rsid="00159e4c" style:font-weight-asian="bold" style:font-name-complex="Calibri1"/>
    </style:style>
    <style:style style:name="T22" style:family="text">
      <style:text-properties style:font-name="Calibri" fo:font-weight="bold" officeooo:rsid="0018e95b" style:font-weight-asian="bold" style:font-name-complex="Calibri1"/>
    </style:style>
    <style:style style:name="T23" style:family="text">
      <style:text-properties style:font-name="Calibri" fo:font-weight="bold" officeooo:rsid="0019ecf9" style:font-weight-asian="bold" style:font-name-complex="Calibri1"/>
    </style:style>
    <style:style style:name="T24" style:family="text">
      <style:text-properties style:font-name="Calibri" fo:font-style="italic" style:font-style-asian="italic" style:font-name-complex="Calibri1"/>
    </style:style>
    <style:style style:name="T25" style:family="text">
      <style:text-properties style:font-name="Calibri" fo:font-style="italic" officeooo:rsid="0018a07d" style:font-style-asian="italic" style:font-name-complex="Calibri1"/>
    </style:style>
    <style:style style:name="T26" style:family="text">
      <style:text-properties style:font-name="Calibri" fo:font-style="italic" officeooo:rsid="0018e95b" style:font-style-asian="italic" style:font-name-complex="Calibri1"/>
    </style:style>
    <style:style style:name="T27" style:family="text">
      <style:text-properties style:font-name="Calibri" fo:language="fr" fo:country="FR" officeooo:rsid="0014c33a" style:font-name-complex="Calibri1"/>
    </style:style>
    <style:style style:name="T28" style:family="text">
      <style:text-properties style:font-name="Calibri" fo:language="fr" fo:country="FR" officeooo:rsid="0017b9f4" style:font-name-complex="Calibri1"/>
    </style:style>
    <style:style style:name="T29" style:family="text">
      <style:text-properties style:font-name="Calibri" fo:language="fr" fo:country="FR" officeooo:rsid="0018a07d" style:font-name-complex="Calibri1"/>
    </style:style>
    <style:style style:name="T30" style:family="text">
      <style:text-properties style:font-name="Calibri" fo:language="fr" fo:country="FR" officeooo:rsid="001a8f74" style:font-name-complex="Calibri1"/>
    </style:style>
    <style:style style:name="T31" style:family="text">
      <style:text-properties style:font-name="Calibri" fo:language="fr" fo:country="FR" officeooo:rsid="001bf0dc" style:font-name-complex="Calibri1"/>
    </style:style>
    <style:style style:name="T32" style:family="text">
      <style:text-properties style:font-name="Calibri" fo:language="fr" fo:country="FR" officeooo:rsid="001d372b" style:font-name-complex="Calibri1"/>
    </style:style>
    <style:style style:name="T33" style:family="text">
      <style:text-properties style:font-name="Calibri" fo:language="fr" fo:country="FR" fo:font-weight="bold" officeooo:rsid="00159e4c" style:font-weight-asian="bold" style:font-name-complex="Calibri1"/>
    </style:style>
    <style:style style:name="T34" style:family="text">
      <style:text-properties style:font-name="Calibri" fo:language="fr" fo:country="FR" fo:font-style="italic" style:text-underline-style="solid" style:text-underline-width="auto" style:text-underline-color="font-color" officeooo:rsid="0017b9f4" style:font-style-asian="italic" style:font-name-complex="Calibri1"/>
    </style:style>
    <style:style style:name="T35" style:family="text">
      <style:text-properties style:font-name="Calibri" fo:language="fr" fo:country="FR" fo:font-style="italic" officeooo:rsid="0017b9f4" style:font-style-asian="italic" style:font-name-complex="Calibri1"/>
    </style:style>
    <style:style style:name="T36" style:family="text">
      <style:text-properties style:font-name="Calibri" fo:language="fr" fo:country="FR" fo:font-style="italic" officeooo:rsid="001bf0dc" style:font-style-asian="italic" style:font-name-complex="Calibri1"/>
    </style:style>
    <style:style style:name="T37" style:family="text">
      <style:text-properties style:font-name="Calibri" fo:language="fr" fo:country="FR" fo:font-weight="normal" officeooo:rsid="0019ecf9" style:font-weight-asian="normal" style:font-name-complex="Calibri1" style:font-weight-complex="normal"/>
    </style:style>
    <style:style style:name="T38" style:family="text">
      <style:text-properties officeooo:rsid="001741ec"/>
    </style:style>
    <style:style style:name="T39" style:family="text">
      <style:text-properties officeooo:rsid="0017b9f4"/>
    </style:style>
    <style:style style:name="T40" style:family="text">
      <style:text-properties style:text-underline-style="none"/>
    </style:style>
    <style:style style:name="T41" style:family="text">
      <style:text-properties officeooo:rsid="0018a07d"/>
    </style:style>
    <style:style style:name="T42" style:family="text">
      <style:text-properties style:text-position="super 58%" style:font-name="Calibri" style:font-name-complex="Calibri1"/>
    </style:style>
    <style:style style:name="T43" style:family="text">
      <style:text-properties officeooo:rsid="001bf0dc"/>
    </style:style>
    <style:style style:name="T44" style:family="text">
      <style:text-properties fo:language="fr" fo:country="FR"/>
    </style:style>
    <style:style style:name="T45" style:family="text">
      <style:text-properties officeooo:rsid="001d372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1">Damien DUB</text:span><text:span text:style-name="T2">É</text:span><text:span text:style-name="T1">DAT </text:span></text:p>
      <text:p text:style-name="P67"><text:s/></text:p>
      <text:p text:style-name="P68">Administrateur Système Linux</text:p>
      <text:p text:style-name="P68">DevOps</text:p>
      <text:p text:style-name="P20"/>
      <text:p text:style-name="P6"/>
      <text:list xml:id="list4222837279" text:style-name="WWNum1">
        <text:list-item>
          <text:p text:style-name="P70">DIPLOME, FORMATION ET CERTIFICATION</text:p>
        </text:list-item>
      </text:list>
      <text:p text:style-name="P9"/>
      <text:p text:style-name="P58">Formation</text:p>
      <text:p text:style-name="P1"><text:span text:style-name="T3">2018 Ansible</text:span><text:span text:style-name="T4"> : Automation with Ansible (DO407) par Red Hat. </text:span><text:span text:style-name="T6">(4 jours)</text:span></text:p>
      <text:p text:style-name="P1"><text:span text:style-name="T17">2013 AGILE :</text:span><text:span text:style-name="T6"> Introduction et pratique de la méthode AGILE &amp; SCRUM par Intelli’N. (2 jours)</text:span></text:p>
      <text:p text:style-name="P1"><text:span text:style-name="T17">2006 Oracle :</text:span><text:span text:style-name="T6"> Introduction technique à Oracle &amp; Administration Oracle (niveau 1) par or@tech. (1+5 jours)</text:span></text:p>
      <text:p text:style-name="P1"><text:span text:style-name="T17">2003 GNU/Linux :</text:span><text:span text:style-name="T6"> Administration GNU/Linux Redhat par Pythagore F.D (10 jours)</text:span></text:p>
      <text:p text:style-name="P9"/>
      <text:p text:style-name="P59">Certification</text:p>
      <text:p text:style-name="P3"><text:span text:style-name="T17">2011 </text:span><text:span text:style-name="T6">LPIC 1, LPIC 101 &amp; 102.</text:span></text:p>
      <text:p text:style-name="P10"/>
      <text:p text:style-name="P1"><text:span text:style-name="T17">1994 BTS </text:span><text:span text:style-name="T18">Électronique</text:span></text:p>
      <text:p text:style-name="P9"/>
      <text:list xml:id="list150404049864347" text:continue-numbering="true" text:style-name="WWNum1">
        <text:list-item>
          <text:p text:style-name="P69"><text:span text:style-name="T16">COMP</text:span><text:span text:style-name="T20">É</text:span><text:span text:style-name="T16">TENCES TECHNIQUES</text:span></text:p>
        </text:list-item>
      </text:list>
      <text:p text:style-name="P11"/>
      <text:p text:style-name="Standard"><text:span text:style-name="T17">Système : </text:span><text:span text:style-name="T6">environnements GNU/Linux (Debian et RedHat), Unix</text:span></text:p>
      <text:p text:style-name="P5"/>
      <text:p text:style-name="Standard"><text:span text:style-name="T3">Langages : </text:span><text:span text:style-name="T4">Shell (</text:span><text:span text:style-name="T3">expert</text:span><text:span text:style-name="T4">), HTML, Python, LATEX, PHP &amp; SQL.</text:span></text:p>
      <text:p text:style-name="P12"/>
      <text:p text:style-name="P12">Outils</text:p>
      <text:p text:style-name="Standard"><text:span text:style-name="T4">(</text:span><text:span text:style-name="T3">Administration</text:span><text:span text:style-name="T4">)</text:span><text:span text:style-name="T3"> </text:span><text:span text:style-name="T4">Ansible, AWX, Tower</text:span><text:span text:style-name="T3">, </text:span><text:span text:style-name="T4">IBM Workload Scheduler (ex TWS),</text:span><text:span text:style-name="T3"> </text:span><text:span text:style-name="T4">OVM, VirtualBox.</text:span></text:p>
      <text:p text:style-name="Standard"><text:span text:style-name="T6">(</text:span><text:span text:style-name="T17">Utilisation</text:span><text:span text:style-name="T6">) Git</text:span><text:span text:style-name="T7">(</text:span><text:span text:style-name="T8">via </text:span><text:span text:style-name="T6">GitHub, GitLab, Framagit</text:span><text:span text:style-name="T7">),</text:span><text:span text:style-name="T6"> Proxmox, KVM, Jira, Confluence, Bitbucket, CFT.</text:span></text:p>
      <text:p text:style-name="P5"/>
      <text:p text:style-name="Standard"><text:span text:style-name="T17">SGBD</text:span><text:span text:style-name="T6"> administration de PostgreSQL, MySQL, Oracle</text:span></text:p>
      <text:p text:style-name="P8"/>
      <text:list xml:id="list150402831410442" text:continue-numbering="true" text:style-name="WWNum1">
        <text:list-item>
          <text:p text:style-name="P69"><text:span text:style-name="T16">EXP</text:span><text:span text:style-name="T20">É</text:span><text:span text:style-name="T16">RIENCES PROFESSIONNELLES</text:span></text:p>
        </text:list-item>
      </text:list>
      <text:p text:style-name="P4"/>
      <text:p text:style-name="P15"><text:span text:style-name="T16">20</text:span><text:span text:style-name="T33">22</text:span><text:span text:style-name="T16"> – 20</text:span><text:span text:style-name="T33">22</text:span><text:span text:style-name="T16"> </text:span><text:span text:style-name="T33">Administrateur </text:span><text:span text:style-name="T16">système Linux </text:span><text:span text:style-name="T21">à la SNCF</text:span><text:span text:style-name="T16">, </text:span><text:span text:style-name="T21">Lyon/</text:span><text:span text:style-name="T16">La Défense, </text:span><text:span text:style-name="T33">Modis</text:span><text:span text:style-name="T16">.</text:span></text:p>
      <text:p text:style-name="P18">Administrateur système <text:span text:style-name="T40">des serveurs Linux (Ubuntu, Red Hat) et Unix (SunOs).</text:span></text:p>
      <text:list xml:id="list3585569153" text:style-name="WWNum47">
        <text:list-item>
          <text:p text:style-name="P23">A<text:span text:style-name="T43">nalyse de performance système à l’aide </text:span>de Centreon, DataDog <text:span text:style-name="T38">et les commandes </text:span><text:span text:style-name="T43">systèmes (</text:span>sar, top, <text:span text:style-name="T38">pidstat…</text:span><text:span text:style-name="T43">)</text:span></text:p>
        </text:list-item>
        <text:list-item>
          <text:p text:style-name="P23"><text:span text:style-name="T43">Administration niveau 1 de bases de données Oracle : </text:span>dysfonctionnements de connexion Oracle, <text:span text:style-name="T41">création de dump,</text:span></text:p>
        </text:list-item>
        <text:list-item>
          <text:p text:style-name="P23">Gestion des ressources <text:span text:style-name="T38">disques : création, augmentation et diminution de partitions avec LVM </text:span><text:span text:style-name="T39">ou attribution de LUN pour Oracle.</text:span></text:p>
        </text:list-item>
        <text:list-item>
          <text:p text:style-name="P22"><text:span text:style-name="T31">Gestion des ressources système </text:span><text:span text:style-name="T32">(disque, CPU, mémoire) </text:span><text:span text:style-name="T31">depuis </text:span>Vmware ESX</text:p>
        </text:list-item>
        <text:list-item>
          <text:p text:style-name="P24"><text:soft-page-break/>Administration de serveurs dans le cloud Azure (configuration de Load Balancer, ajout de ressources CPU, disque ...)</text:p>
        </text:list-item>
      </text:list>
      <text:p text:style-name="P19">Administrateur applicatif</text:p>
      <text:p text:style-name="P55">Action sur remontée d’alarmes via ServiceNow</text:p>
      <text:list xml:id="list205714755" text:style-name="WWNum3">
        <text:list-item>
          <text:list>
            <text:list-item>
              <text:list>
                <text:list-item>
                  <text:p text:style-name="P43">Récupération des traces applicatives depuis $U ou dans les fichiers log.</text:p>
                </text:list-item>
                <text:list-item>
                  <text:p text:style-name="P43">Relance de services</text:p>
                </text:list-item>
                <text:list-item>
                  <text:p text:style-name="P44"><text:span text:style-name="T44">Nettoyage de disque, si possible rédaction de préconisation de nettoyage (cron, modification de script d’arrêt ou de relance des services)</text:span></text:p>
                  <text:p text:style-name="P56"><text:span text:style-name="T43">Tentative </text:span>d’éradication des incidents récurrents.</text:p>
                </text:list-item>
              </text:list>
            </text:list-item>
          </text:list>
        </text:list-item>
      </text:list>
      <text:p text:style-name="Standard"><text:span text:style-name="T34">Environnement technique :</text:span><text:span text:style-name="T35"> RedHat, Shell, ServiceNow, LVM, </text:span><text:span text:style-name="T36">Oracle</text:span></text:p>
      <text:p text:style-name="P61"/>
      <text:p text:style-name="Standard"><text:span text:style-name="T16">2019 – 202</text:span><text:span text:style-name="T20">1</text:span><text:span text:style-name="T16"> Ingénieur système Linux, DevOps chez Bforbank, La Défense, SSIELL.</text:span></text:p>
      <text:list xml:id="list150403940561923" text:continue-list="list3585569153" text:style-name="WWNum47">
        <text:list-item>
          <text:p text:style-name="P26">MCO des serveurs de production et développement d’outils</text:p>
        </text:list-item>
      </text:list>
      <text:list xml:id="list22151608" text:style-name="WWNum2">
        <text:list-item>
          <text:p text:style-name="P27">Gestion de migration de serveurs</text:p>
        </text:list-item>
      </text:list>
      <text:list xml:id="list150403347319004" text:continue-list="list205714755" text:style-name="WWNum3">
        <text:list-item>
          <text:p text:style-name="P45">Planification, réalisation de migration de serveurs de Red Hat 6.6 en 7.7</text:p>
        </text:list-item>
        <text:list-item>
          <text:p text:style-name="P45">Analyse de l’existant, homogénéisation des scripts, amélioration de l’existant</text:p>
        </text:list-item>
        <text:list-item>
          <text:p text:style-name="P45">Gestion des demandes auprès de l’hébergeur</text:p>
        </text:list-item>
      </text:list>
      <text:list xml:id="list150402334314725" text:continue-list="list22151608" text:style-name="WWNum2">
        <text:list-item>
          <text:p text:style-name="P27">Création de playbooks Ansible pour la création d’un socle Linux commun à tous les serveurs</text:p>
        </text:list-item>
        <text:list-item>
          <text:p text:style-name="P27">Gestion de dépôts Git</text:p>
        </text:list-item>
        <text:list-item>
          <text:p text:style-name="P27">Validation des évolutions des scripts</text:p>
        </text:list-item>
        <text:list-item>
          <text:p text:style-name="P27">Support des changements IWS</text:p>
        </text:list-item>
        <text:list-item>
          <text:p text:style-name="P37"><text:span text:style-name="T5">Rédaction de documentations </text:span><text:span text:style-name="T11">(sur IWS, CFT, Git et l’administration Linux)</text:span></text:p>
        </text:list-item>
      </text:list>
      <text:p text:style-name="Standard"><text:span text:style-name="T15">Environnement technique :</text:span><text:span text:style-name="T5"> </text:span><text:span text:style-name="T24">RedHat, Shell, Ansible, IWS, Git</text:span></text:p>
      <text:p text:style-name="P7"/>
      <text:p text:style-name="Standard"><text:span text:style-name="T16">201</text:span><text:span text:style-name="T20">8</text:span><text:span text:style-name="T16"> – 2019 Administrateur système Linux, STET, La Défense, SSIELL via BK OSI.</text:span></text:p>
      <text:list xml:id="list3380037084" text:style-name="WWNum4">
        <text:list-item>
          <text:p text:style-name="P28">Administration des postes GNU/Linux Ubuntu avec Ansible</text:p>
        </text:list-item>
      </text:list>
      <text:list xml:id="list2725382155" text:style-name="WWNum5">
        <text:list-item>
          <text:p text:style-name="P46">Rédaction et amélioration des PlayBooks Ansible</text:p>
        </text:list-item>
        <text:list-item>
          <text:p text:style-name="P46">Installation, configuration et maintien à jour des postes GNU/Linux Ubuntu</text:p>
        </text:list-item>
        <text:list-item>
          <text:p text:style-name="P46">Amélioration de la sécurité des postes (Hardening)</text:p>
        </text:list-item>
      </text:list>
      <text:list xml:id="list150402580555495" text:continue-list="list3380037084" text:style-name="WWNum4">
        <text:list-item>
          <text:p text:style-name="P38"><text:span text:style-name="T5">Réalisation, </text:span><text:span text:style-name="T9">depuis</text:span><text:span text:style-name="T5"> </text:span><text:span text:style-name="T9">une </text:span><text:span text:style-name="T27">feuille blanche, </text:span><text:span text:style-name="T5">d’un serveur PXE, </text:span><text:span text:style-name="T9">pour l’installation de GNU/Linux sur les postes des développeurs, </text:span><text:span text:style-name="T5">et d’un serveur de paquets DEB </text:span><text:span text:style-name="T9">(apt-cacher-ng)</text:span></text:p>
        </text:list-item>
        <text:list-item>
          <text:p text:style-name="P38"><text:span text:style-name="T5">Rédaction de documentations sur les PlayBooks et l’</text:span><text:span text:style-name="T10">administration d</text:span><text:span text:style-name="T5">es serveurs </text:span><text:span text:style-name="T28">PXE et APT</text:span></text:p>
        </text:list-item>
        <text:list-item>
          <text:p text:style-name="P28">Administrateurs courants des applications AWX, Jira et Confluence de Atlassian</text:p>
        </text:list-item>
      </text:list>
      <text:p text:style-name="Standard"><text:span text:style-name="T15">Environnement technique :</text:span><text:span text:style-name="T5"> </text:span><text:span text:style-name="T24">Ubuntu, Debian, Shell, Python, Ansible, AWX, Promox, </text:span><text:span text:style-name="T25">Git</text:span></text:p>
      <text:p text:style-name="P7"><text:s/></text:p>
      <text:p text:style-name="P4">2014 – 2017 Ingénieur de production, expert Shell, BforBank, La Défense, SSIELL.</text:p>
      <text:p text:style-name="P57">Ingénieur de production</text:p>
      <text:list xml:id="list4253301394" text:style-name="WWNum8">
        <text:list-item>
          <text:p text:style-name="P39"><text:span text:style-name="T5">Rédaction de documentations </text:span><text:span text:style-name="T11">autant applicative que système</text:span><text:span text:style-name="T5">,</text:span></text:p>
        </text:list-item>
        <text:list-item>
          <text:p text:style-name="P29">Recherche et traitement sur des fichiers (find, sed, awk …)</text:p>
        </text:list-item>
        <text:list-item>
          <text:p text:style-name="P29">Suivi de la production : reprise de traitements, corrections de chaînes et/ou de scripts,</text:p>
        </text:list-item>
        <text:list-item>
          <text:p text:style-name="P29">Relations avec les autres équipes autant internes qu’externes (IBM et autres partenaires de la banque),</text:p>
        </text:list-item>
      </text:list>
      <text:p text:style-name="P57">Expert Shell</text:p>
      <text:list xml:id="list2665847263" text:style-name="WWNum9">
        <text:list-item>
          <text:p text:style-name="P30"><text:soft-page-break/>Gestion des versions des scripts par Git,</text:p>
        </text:list-item>
        <text:list-item>
          <text:p text:style-name="P40"><text:span text:style-name="T11">Création et </text:span><text:span text:style-name="T29">amélioration </text:span><text:span text:style-name="T5">de scripts </text:span><text:span text:style-name="T11">Shell</text:span><text:span text:style-name="T5">,</text:span></text:p>
        </text:list-item>
        <text:list-item>
          <text:p text:style-name="P30">Rédaction de bonnes pratiques à l’utilisation de serveurs GNU/Linux,</text:p>
        </text:list-item>
        <text:list-item>
          <text:p text:style-name="P30">Création de scripts de contrôle de fichiers par Sentinel ou GateWay, d’interrogation Oracle et MySQL, de sauvegarde MySQL et PostgreSQL, et d’interaction avec le logiciel Core BanKing T24 (Temenos),</text:p>
        </text:list-item>
        <text:list-item>
          <text:p text:style-name="P31">Optimisation de chaînes de traitements,</text:p>
        </text:list-item>
        <text:list-item>
          <text:p text:style-name="P31">Analyse des dérives de temps de traitement, recherche de temps moyen, minimum, maximum et médian,</text:p>
        </text:list-item>
        <text:list-item>
          <text:p text:style-name="P30">Animation de micro-formations dispensées auprès de mes collègues sur Unix &amp;</text:p>
        </text:list-item>
      </text:list>
      <text:p text:style-name="P16">GNU/Linux, Shell, Logiciels libres,</text:p>
      <text:p text:style-name="Standard"><text:span text:style-name="T5"><text:s/></text:span><text:span text:style-name="T15">Environnement technique </text:span><text:span text:style-name="T5">: </text:span><text:span text:style-name="T24">Red Hat, Oracle, DB2, MySQL, PostgreSQL, Shell, SQL, IWS, CFT, Sentinel, GateWay, Centreon, Git</text:span></text:p>
      <text:p text:style-name="P7"><text:s/></text:p>
      <text:p text:style-name="P4">2013–2014 Administrateur Système GNU/Linux, DBA junior, Cour des Comptes, Paris.</text:p>
      <text:list xml:id="list1430703008" text:style-name="WWNum10">
        <text:list-item>
          <text:p text:style-name="P32">Administration système Linux/Debian et SGBD Oracle &amp; MySQL :</text:p>
        </text:list-item>
      </text:list>
      <text:list xml:id="list3751716926" text:style-name="WWNum12">
        <text:list-item>
          <text:p text:style-name="P47">Rédaction de documentations relatives à l’administration des applications, du système GNU/Linux et bases de données</text:p>
        </text:list-item>
        <text:list-item>
          <text:p text:style-name="P47">Rédaction de consignes et de procédures pour la gestion des applications.</text:p>
        </text:list-item>
        <text:list-item>
          <text:p text:style-name="P48">Mise en place d’un serveur Debian pour l’hébergement d’un Dokuwiki</text:p>
        </text:list-item>
        <text:list-item>
          <text:p text:style-name="P48">Gestion des sauvegardes des systèmes</text:p>
        </text:list-item>
      </text:list>
      <text:list xml:id="list150403083070350" text:continue-list="list1430703008" text:style-name="WWNum10">
        <text:list-item>
          <text:p text:style-name="P32">Automatisation et développement d’outils (Shell)</text:p>
        </text:list-item>
      </text:list>
      <text:p text:style-name="P17"><text:span text:style-name="T15">Environnement technique </text:span><text:span text:style-name="T5">: </text:span><text:span text:style-name="T24">Oracle Linux, CentOS, Debian, MySQL, Shell, SQL, OVM, VMware, T</text:span><text:span text:style-name="T26">ina</text:span></text:p>
      <text:p text:style-name="P7"><text:s/></text:p>
      <text:p text:style-name="Standard"><text:span text:style-name="T16">2011 </text:span><text:span text:style-name="T22">(Session d’une semaine) </text:span><text:span text:style-name="T16">- Formateur GNU/Linux, Intelli’n, Soissons, SSIELL.</text:span></text:p>
      <text:p text:style-name="P7">Stagiaires candidats à la certification LPIC101 &amp; LPIC102</text:p>
      <text:p text:style-name="P63"><text:tab/></text:p>
      <text:p text:style-name="P13"><text:span text:style-name="T17">199</text:span><text:span text:style-name="T19">6</text:span><text:span text:style-name="T17">-2011 </text:span><text:span text:style-name="T5">Réalisation de missions d’administration système et d’ingénierie applicative</text:span></text:p>
      <text:p text:style-name="P14"><text:span text:style-name="T5">Références client</text:span><text:span text:style-name="T12">s</text:span><text:span text:style-name="T5"> : </text:span><text:span text:style-name="T12">LGPI-Pharmagest (Ex-CIP), Crédit Lyonnais, </text:span><text:span text:style-name="T13">EDF, Cetelem, Roche, </text:span><text:span text:style-name="T5">Air France</text:span></text:p>
      <text:p text:style-name="P7"/>
      <text:list xml:id="list150403403329888" text:continue-list="list150402831410442" text:style-name="WWNum1">
        <text:list-item>
          <text:p text:style-name="P72">LANGUE</text:p>
        </text:list-item>
      </text:list>
      <text:p text:style-name="P21"/>
      <text:p text:style-name="Standard"><text:span text:style-name="T15">Anglais</text:span><text:span text:style-name="T5"> : <text:s/>Technique (Lu, écrit et parlé)</text:span></text:p>
      <text:p text:style-name="P7"/>
      <text:list xml:id="list150402451812104" text:continue-numbering="true" text:style-name="WWNum1">
        <text:list-item>
          <text:p text:style-name="P71"><text:span text:style-name="T16">CENTRES D’INT</text:span><text:span text:style-name="T23">É</text:span><text:span text:style-name="T16">RÊTS</text:span></text:p>
        </text:list-item>
      </text:list>
      <text:p text:style-name="P7"/>
      <text:p text:style-name="Standard"><text:span text:style-name="T16">Informatique </text:span><text:span text:style-name="T5">: autodidacte, curieux et passionné de logiciels libres, </text:span><text:span text:style-name="T13">u</text:span><text:span text:style-name="T5">tilisateur de GNU/Linux depuis 1999, Debian depuis 2002</text:span></text:p>
      <text:p text:style-name="Standard"><text:span text:style-name="T16">L’entraide : </text:span><text:span text:style-name="T37">adhérent </text:span><text:span text:style-name="T5">d’une association de promotion des Logiciels Libres (Oisux).</text:span></text:p>
      <text:p text:style-name="Standard"><text:span text:style-name="T16">Lecture </text:span><text:span text:style-name="T5">de romans, de revues informatiques et musicales. </text:span></text:p>
      <text:p text:style-name="Standard"><text:span text:style-name="T16">Musique</text:span><text:span text:style-name="T5"> petit gratteur de cordes de guitare.</text:span></text:p>
      <text:p text:style-name="P7"/>
      <text:p text:style-name="P65">Bénévolat :</text:p>
      <text:list xml:id="list3366266808" text:style-name="WWNum40">
        <text:list-item>
          <text:p text:style-name="P33">Pour l’association Orry-en-transition</text:p>
        </text:list-item>
      </text:list>
      <text:list xml:id="list231921481" text:style-name="WWNum39">
        <text:list-item>
          <text:p text:style-name="P49"><text:soft-page-break/>Animation d’un groupe de travail sur l’utilisation des Logiciels Libre en général et</text:p>
        </text:list-item>
      </text:list>
      <text:p text:style-name="P54">GNU/Linux en particulier et la sobriété informatique à l’attention du grand public.</text:p>
      <text:list xml:id="list150403791655171" text:continue-numbering="true" text:style-name="WWNum39">
        <text:list-item>
          <text:p text:style-name="P49">Recyclage d’ordinateurs par l’utilisation de GNU/Linux Debian.</text:p>
        </text:list-item>
        <text:list-item>
          <text:p text:style-name="P49">Recherche de documentation relatives à la consommation énergétique des ordinateurs de la fabrication jusqu’à leur recyclage.</text:p>
        </text:list-item>
        <text:list-item>
          <text:p text:style-name="P49">Recherche de liens avec d’autres villes en transition dans l’optique de trouver une informatique moins énergivore et plus respectueuse des données des membres.</text:p>
        </text:list-item>
        <text:list-item>
          <text:p text:style-name="P52"><text:span text:style-name="T5">Actions de promotion de l’association : troc aux plantes, </text:span><text:span text:style-name="T14">réparation de vélo, </text:span><text:span text:style-name="T5">création d’un hôtel à insectes...</text:span></text:p>
        </text:list-item>
      </text:list>
      <text:p text:style-name="P16"/>
      <text:list xml:id="list3568007292" text:style-name="WWNum41">
        <text:list-item>
          <text:p text:style-name="P34">Oisux, association de promotion des Logiciels Libre sur le secteur géographique de l’Oise.</text:p>
        </text:list-item>
      </text:list>
      <text:list xml:id="list395621232" text:style-name="WWNum38">
        <text:list-item>
          <text:p text:style-name="P50">Tenue de stand lors du salon Open Source Expérience pour la promotion de la distribution éducative Primtux (9 et 10 novembre 2021)</text:p>
        </text:list-item>
        <text:list-item>
          <text:p text:style-name="P50">Tenue de stand Oisux pour le Carnaval des Possible (26 septembre 2021)</text:p>
        </text:list-item>
        <text:list-item>
          <text:p text:style-name="P50">Assistance informatique depuis 2007</text:p>
        </text:list-item>
      </text:list>
      <text:p text:style-name="P7"/>
      <text:list xml:id="list1885170078" text:style-name="WWNum37">
        <text:list-item>
          <text:p text:style-name="P35">Orry’Zon association organisatrice d’événements culturels</text:p>
        </text:list-item>
      </text:list>
      <text:list xml:id="list3358739666" text:style-name="WWNum42">
        <text:list-item>
          <text:p text:style-name="P51">Pour la bonne réalisation d’une balade musicale</text:p>
        </text:list-item>
        <text:list-item>
          <text:p text:style-name="P53"><text:span text:style-name="T5">Pour l’organisation de la 5</text:span><text:span text:style-name="T42">e</text:span><text:span text:style-name="T5"> </text:span><text:span text:style-name="T14">édition des</text:span><text:span text:style-name="T5"> Orryginales, </text:span><text:span text:style-name="T14">une </text:span><text:span text:style-name="T5">concentration de vieilles voitures </text:span><text:span text:style-name="T14">(le 2 octobre 2022)</text:span></text:p>
        </text:list-item>
      </text:list>
      <text:list xml:id="list4232073865" text:style-name="WWNum43">
        <text:list-header>
          <text:p text:style-name="P36"/>
        </text:list-header>
        <text:list-item>
          <text:p text:style-name="P36">Cueillette de plantes médicinales.</text:p>
        </text:list-item>
        <text:list-item>
          <text:p text:style-name="P36">Veille technologique pour la création d’un coworking.</text:p>
        </text:list-item>
        <text:list-item>
          <text:p text:style-name="P41"><text:span text:style-name="T5">Rédaction (en Markdown et L</text:span><text:span text:style-name="T14">a</text:span><text:span text:style-name="T5">T</text:span><text:span text:style-name="T14">e</text:span><text:span text:style-name="T5">X) et animation d’une conférence sur Led Zeppelin.</text:span></text:p>
        </text:list-item>
        <text:list-item>
          <text:p text:style-name="P41"><text:span text:style-name="T5">Pour le festival de cinéma d’Orry-la-ville, préparation de la salle, réception des festivaliers, </text:span><text:span text:style-name="T14">sélection des courts-métrages, présentations des films et interview des </text:span><text:span text:style-name="T30">réalisateurs</text:span></text:p>
          <text:p text:style-name="P36"/>
        </text:list-item>
        <text:list-item>
          <text:p text:style-name="P36">Rédaction, toujours en cours, d’une formation sur Ansible</text:p>
        </text:list-item>
        <text:list-item>
          <text:p text:style-name="P42"><text:span text:style-name="T30">Participation à la rédaction de la formation GNU/Linux Formatux : </text:span><text:a xlink:type="simple" xlink:href="https://www.formatux.fr/formatux-formatux/index.html" text:style-name="Internet_20_link" text:visited-style-name="Visited_20_Internet_20_Link">https://www.formatux.fr/formatux-formatux/index.html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language="fr" fo:country="FR"/>
    </style:style>
    <style:style style:name="Pied_20_de_20_page_20_Car" style:display-name="Pied de page Car" style:family="text" style:parent-style-name="Default_20_Paragraph_20_Font">
      <style:text-properties fo:language="fr" fo:country="F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1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1" style:font-family-complex="'Courier New'" style:font-family-generic-complex="system" style:font-pitch-complex="variable"/>
    </style:style>
    <style:style style:name="ListLabel_20_127" style:display-name="ListLabel 127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Courier New1" style:font-family-complex="'Courier New'" style:font-family-generic-complex="system" style:font-pitch-complex="variable"/>
    </style:style>
    <style:style style:name="ListLabel_20_143" style:display-name="ListLabel 143" style:family="text">
      <style:text-properties fo:font-size="12pt" style:font-size-asian="12pt" style:font-size-complex="12pt" style:text-scale="100%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fo:font-size="12pt" style:font-size-asian="12pt" style:font-size-complex="12pt" style:text-scale="100%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1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1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fo:font-size="12pt" style:font-name-asian="OpenSymbol2" style:font-family-asian="OpenSymbol" style:font-family-generic-asian="system" style:font-pitch-asian="variable" style:font-size-asian="12pt" style:font-name-complex="OpenSymbol2" style:font-family-complex="OpenSymbol" style:font-family-generic-complex="system" style:font-pitch-complex="variable" style:font-size-complex="12pt" style:text-scale="100%"/>
    </style:style>
    <style:style style:name="ListLabel_20_174" style:display-name="ListLabel 174" style:family="text">
      <style:text-properties style:font-name-complex="Courier New1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Courier New1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1" style:font-family-complex="'Courier New'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4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2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6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40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2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6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9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73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80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87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1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5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9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99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0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03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0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07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0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11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15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19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23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27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2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31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3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35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3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39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4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43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47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51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5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55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5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62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6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66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7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73" text:bullet-char="•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7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5.188cm" svg:height="2.117cm" draw:z-index="3"><draw:image xlink:href="Pictures/100002010000083A0000035B84D52B4E748DB21A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ann Benoit</meta:initial-creator>
    <meta:editing-cycles>4</meta:editing-cycles>
    <meta:creation-date>2022-10-03T08:28:00</meta:creation-date>
    <dc:date>2022-10-03T15:04:01.910066919</dc:date>
    <meta:editing-duration>PT10M38S</meta:editing-duration>
    <meta:generator>LibreOffice/7.0.4.2$Linux_X86_64 LibreOffice_project/00$Build-2</meta:generator>
    <meta:document-statistic meta:table-count="0" meta:image-count="1" meta:object-count="0" meta:page-count="4" meta:paragraph-count="119" meta:word-count="1123" meta:character-count="7595" meta:non-whitespace-character-count="6640"/>
    <meta:user-defined meta:name="AppVersion">16.0000</meta:user-defined>
    <meta:template xlink:type="simple" xlink:actuate="onRequest" xlink:title="Normal" xlink:href=""/>
  </office:meta>
</office:document-meta>
</file>